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login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Test Description:</text:p>
            <text:p text:style-name="Table_20_Contents">This test case will validate that With valid input should redirect to user home page and with invalid input it should prompt user for invalid credentials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credentials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48:43.72</meta:creation-date>
    <dc:date>2017-10-09T18:04:27.57</dc:date>
    <meta:editing-duration>PT6M53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9" meta:word-count="69" meta:character-count="417"/>
  </office:meta>
</office:document-meta>
</file>